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boseMockInvocationLogger.printStubInfo( MethodInvocationReport methodInvocationRe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boseMockInvocationLogger.reportInvocation( MethodInvocationReport methodInvocation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boseMockInvocationLogger.VerboseMockInvocationLogger( PrintStream prin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MockInvocationLogger.printlnIndente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MockInvocationLogger.printInvocation( Describe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boseMockInvocationLogger.pri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boseMockInvocationLogger.printReturnedValueOrThrowable( MethodInvocationReport methodInvocationRe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erboseMockInvocationLogger.VerboseMockInvocation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MockInvocationLogger.print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